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5T01:07:19.7">
            <text:p>2021/7/5 1:0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5T01:07:19.74">
            <text:p>2021/7/5 1:07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5T01:07:19.74">
            <text:p>2021/7/5 1:07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4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8"/>
        <table:table-column table:style-name="co15" table:default-cell-style-name="ce18"/>
        <table:table-column table:style-name="co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93)/sn(93)">
            <text:p>sn(93)/sn(93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2]" office:value-type="string" office:string-value="A">
            <text:p>A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string" office:string-value="ローズマリー">
            <text:p>ローズマリー</text:p>
          </table:table-cell>
          <table:table-cell table:formula="of:=VLOOKUP([.P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3]" office:value-type="string" office:string-value="C">
            <text:p>C</text:p>
          </table:table-cell>
          <table:table-cell table:formula="of:=VLOOKUP([.J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オオバ">
            <text:p>オオバ</text:p>
          </table:table-cell>
          <table:table-cell table:formula="of:=VLOOKUP([.P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4]" office:value-type="string" office:string-value="B">
            <text:p>B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formula="of:=VLOOKUP([.O4];entries_item_list_3;2)" office:value-type="string" office:string-value="オオバ">
            <text:p>オオバ</text:p>
          </table:table-cell>
          <table:table-cell table:formula="of:=VLOOKUP([.P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オオバ">
            <text:p>オオバ</text:p>
          </table:table-cell>
          <table:table-cell table:formula="of:=VLOOKUP([.P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formula="of:=VLOOKUP([.O9];entries_item_list_3;2)" office:value-type="string" office:string-value="オオバ">
            <text:p>オオバ</text:p>
          </table:table-cell>
          <table:table-cell table:formula="of:=VLOOKUP([.P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ローズマリー">
            <text:p>ローズマリー</text:p>
          </table:table-cell>
          <table:table-cell table:formula="of:=VLOOKUP([.P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焼酎">
            <text:p>焼酎</text:p>
          </table:table-cell>
          <table:table-cell table:formula="of:=VLOOKUP([.P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formula="of:=VLOOKUP([.O18];entries_item_list_3;2)" office:value-type="string" office:string-value="焼酎">
            <text:p>焼酎</text:p>
          </table:table-cell>
          <table:table-cell table:formula="of:=VLOOKUP([.P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焼酎">
            <text:p>焼酎</text:p>
          </table:table-cell>
          <table:table-cell table:formula="of:=VLOOKUP([.P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焼酎">
            <text:p>焼酎</text:p>
          </table:table-cell>
          <table:table-cell table:formula="of:=VLOOKUP([.P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formula="of:=VLOOKUP([.O21];entries_item_list_3;2)" office:value-type="float" office:value="0">
            <text:p>#N/A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formula="of:=VLOOKUP([.O23];entries_item_list_3;2)" office:value-type="string" office:string-value="生姜">
            <text:p>生姜</text:p>
          </table:table-cell>
          <table:table-cell table:formula="of:=VLOOKUP([.P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N24];entries_item_list_3;2)" office:value-type="string" office:string-value="生姜">
            <text:p>生姜</text:p>
          </table:table-cell>
          <table:table-cell table:formula="of:=VLOOKUP([.O24];entries_item_list_3;2)" office:value-type="string" office:string-value="ディル">
            <text:p>ディル</text:p>
          </table:table-cell>
          <table:table-cell table:formula="of:=VLOOKUP([.P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ローズマリー">
            <text:p>ローズマリー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ローズマリー">
            <text:p>ローズマリー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table:formula="of:=VLOOKUP([.O28];entries_item_list_3;2)" office:value-type="string" office:string-value="ディル">
            <text:p>ディル</text:p>
          </table:table-cell>
          <table:table-cell table:formula="of:=VLOOKUP([.P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table:formula="of:=VLOOKUP([.O29];entries_item_list_3;2)" office:value-type="string" office:string-value="セージ">
            <text:p>セージ</text:p>
          </table:table-cell>
          <table:table-cell table:formula="of:=VLOOKUP([.P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セージ">
            <text:p>セージ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formula="of:=VLOOKUP([.O31];entries_item_list_3;2)" office:value-type="string" office:string-value="セージ">
            <text:p>セージ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formula="of:=VLOOKUP([.O33];entries_item_list_3;2)" office:value-type="string" office:string-value="セージ">
            <text:p>セージ</text:p>
          </table:table-cell>
          <table:table-cell table:formula="of:=VLOOKUP([.P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formula="of:=VLOOKUP([.O35];entries_item_list_3;2)" office:value-type="string" office:string-value="セージ">
            <text:p>セージ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table:formula="of:=VLOOKUP([.O36];entries_item_list_3;2)" office:value-type="string" office:string-value="セージ">
            <text:p>セージ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formula="of:=VLOOKUP([.O37];entries_item_list_3;2)" office:value-type="string" office:string-value="焼酎">
            <text:p>焼酎</text:p>
          </table:table-cell>
          <table:table-cell table:formula="of:=VLOOKUP([.P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formula="of:=VLOOKUP([.O38];entries_item_list_3;2)" office:value-type="string" office:string-value="焼酎">
            <text:p>焼酎</text:p>
          </table:table-cell>
          <table:table-cell table:formula="of:=VLOOKUP([.P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formula="of:=VLOOKUP([.O39];entries_item_list_3;2)" office:value-type="string" office:string-value="焼酎">
            <text:p>焼酎</text:p>
          </table:table-cell>
          <table:table-cell table:formula="of:=VLOOKUP([.P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N40];entries_item_list_3;2)" office:value-type="string" office:string-value="赤紫蘇">
            <text:p>赤紫蘇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赤紫蘇">
            <text:p>赤紫蘇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赤紫蘇">
            <text:p>赤紫蘇</text:p>
          </table:table-cell>
          <table:table-cell table:formula="of:=VLOOKUP([.P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チャービル">
            <text:p>チャービル</text:p>
          </table:table-cell>
          <table:table-cell table:formula="of:=VLOOKUP([.P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ディル">
            <text:p>ディル</text:p>
          </table:table-cell>
          <table:table-cell table:formula="of:=VLOOKUP([.P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N47];entries_item_list_3;2)" office:value-type="string" office:string-value="赤紫蘇">
            <text:p>赤紫蘇</text:p>
          </table:table-cell>
          <table:table-cell table:formula="of:=VLOOKUP([.O47];entries_item_list_3;2)" office:value-type="string" office:string-value="ディル">
            <text:p>ディル</text:p>
          </table:table-cell>
          <table:table-cell table:formula="of:=VLOOKUP([.P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ディル">
            <text:p>ディル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赤紫蘇">
            <text:p>赤紫蘇</text:p>
          </table:table-cell>
          <table:table-cell table:formula="of:=VLOOKUP([.P51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G">
            <text:p>G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セージ">
            <text:p>セージ</text:p>
          </table:table-cell>
          <table:table-cell table:formula="of:=VLOOKUP([.P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チャービル">
            <text:p>チャービル</text:p>
          </table:table-cell>
          <table:table-cell table:formula="of:=VLOOKUP([.P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formula="of:=VLOOKUP([.O55];entries_item_list_3;2)" office:value-type="string" office:string-value="セージ">
            <text:p>セージ</text:p>
          </table:table-cell>
          <table:table-cell table:formula="of:=VLOOKUP([.P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6];entries_item_list_3;2)" office:value-type="string" office:string-value="セージ">
            <text:p>セージ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/>
          <table:table-cell table:formula="of:=VLOOKUP([.L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N57];entries_item_list_3;2)" office:value-type="string" office:string-value="赤紫蘇">
            <text:p>赤紫蘇</text:p>
          </table:table-cell>
          <table:table-cell table:formula="of:=VLOOKUP([.O57];entries_item_list_3;2)" office:value-type="string" office:string-value="ディル">
            <text:p>ディル</text:p>
          </table:table-cell>
          <table:table-cell table:formula="of:=VLOOKUP([.P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8];entries_item_list_3;2)" office:value-type="string" office:string-value="セージ">
            <text:p>セージ</text:p>
          </table:table-cell>
          <table:table-cell/>
          <table:table-cell table:formula="of:=VLOOKUP([.L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formula="of:=VLOOKUP([.O58];entries_item_list_3;2)" office:value-type="string" office:string-value="セージ">
            <text:p>セージ</text:p>
          </table:table-cell>
          <table:table-cell table:formula="of:=VLOOKUP([.P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9];entries_item_list_3;2)" office:value-type="string" office:string-value="赤紫蘇">
            <text:p>赤紫蘇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string" office:string-value="チャービル">
            <text:p>チャービル</text:p>
          </table:table-cell>
          <table:table-cell table:formula="of:=VLOOKUP([.P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formula="of:=VLOOKUP([.O60];entries_item_list_3;2)" office:value-type="string" office:string-value="チャービル">
            <text:p>チャービル</text:p>
          </table:table-cell>
          <table:table-cell table:formula="of:=VLOOKUP([.P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焼酎">
            <text:p>焼酎</text:p>
          </table:table-cell>
          <table:table-cell table:formula="of:=VLOOKUP([.P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スペアミント">
            <text:p>スペアミント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3];entries_item_list_3;2)" office:value-type="string" office:string-value="スペアミント">
            <text:p>スペアミント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スペアミント">
            <text:p>スペアミント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64];entries_item_list_3;2)" office:value-type="string" office:string-value="セージ">
            <text:p>セージ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スペアミント">
            <text:p>スペアミント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ディル">
            <text:p>ディル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チャービル">
            <text:p>チャービル</text:p>
          </table:table-cell>
          <table:table-cell table:formula="of:=VLOOKUP([.P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68];entries_item_list_3;2)" office:value-type="string" office:string-value="チャービル">
            <text:p>チャービル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チャービル">
            <text:p>チャービル</text:p>
          </table:table-cell>
          <table:table-cell table:formula="of:=VLOOKUP([.P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N69];entries_item_list_3;2)" office:value-type="string" office:string-value="スペアミント">
            <text:p>スペアミント</text:p>
          </table:table-cell>
          <table:table-cell table:formula="of:=VLOOKUP([.O69];entries_item_list_3;2)" office:value-type="string" office:string-value="赤紫蘇">
            <text:p>赤紫蘇</text:p>
          </table:table-cell>
          <table:table-cell table:formula="of:=VLOOKUP([.P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N70];entries_item_list_3;2)" office:value-type="string" office:string-value="スペアミント">
            <text:p>スペアミント</text:p>
          </table:table-cell>
          <table:table-cell table:formula="of:=VLOOKUP([.O70];entries_item_list_3;2)" office:value-type="string" office:string-value="赤紫蘇">
            <text:p>赤紫蘇</text:p>
          </table:table-cell>
          <table:table-cell table:formula="of:=VLOOKUP([.P7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 table:number-columns-repeated="2"/>
          <table:table-cell/>
          <table:table-cell table:formula="of:=VLOOKUP([.J71];entries_item_list_3;2)" office:value-type="float" office:value="0">
            <text:p>#N/A</text:p>
          </table:table-cell>
          <table:table-cell/>
          <table:table-cell table:formula="of:=VLOOKUP([.L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N72];entries_item_list_3;2)" office:value-type="string" office:string-value="スペアミント">
            <text:p>スペアミント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 table:number-columns-repeated="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チャービル">
            <text:p>チャービル</text:p>
          </table:table-cell>
          <table:table-cell table:formula="of:=VLOOKUP([.P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スペアミント">
            <text:p>スペアミント</text:p>
          </table:table-cell>
          <table:table-cell table:formula="of:=VLOOKUP([.O75];entries_item_list_3;2)" office:value-type="string" office:string-value="赤紫蘇">
            <text:p>赤紫蘇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スペアミント">
            <text:p>スペアミント</text:p>
          </table:table-cell>
          <table:table-cell table:formula="of:=VLOOKUP([.O76];entries_item_list_3;2)" office:value-type="string" office:string-value="赤紫蘇">
            <text:p>赤紫蘇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スペアミント">
            <text:p>スペアミント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N78];entries_item_list_3;2)" office:value-type="string" office:string-value="スペアミント">
            <text:p>スペアミント</text:p>
          </table:table-cell>
          <table:table-cell table:formula="of:=VLOOKUP([.O78];entries_item_list_3;2)" office:value-type="string" office:string-value="赤紫蘇">
            <text:p>赤紫蘇</text:p>
          </table:table-cell>
          <table:table-cell table:formula="of:=VLOOKUP([.P7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N79];entries_item_list_3;2)" office:value-type="string" office:string-value="スペアミント">
            <text:p>スペアミント</text:p>
          </table:table-cell>
          <table:table-cell table:formula="of:=VLOOKUP([.O79];entries_item_list_3;2)" office:value-type="string" office:string-value="赤紫蘇">
            <text:p>赤紫蘇</text:p>
          </table:table-cell>
          <table:table-cell table:formula="of:=VLOOKUP([.P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スペアミント">
            <text:p>スペアミント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スペアミント">
            <text:p>スペアミント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82cm" draw:caption-point-x="-0.61cm" draw:caption-point-y="1.063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ディル">
            <text:p>ディル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G">
            <text:p>G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N86];entries_item_list_3;2)" office:value-type="string" office:string-value="セージ">
            <text:p>セージ</text:p>
          </table:table-cell>
          <table:table-cell table:formula="of:=VLOOKUP([.O86];entries_item_list_3;2)" office:value-type="string" office:string-value="チャービル">
            <text:p>チャービル</text:p>
          </table:table-cell>
          <table:table-cell table:formula="of:=VLOOKUP([.P86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AF-1:2">
            <text:p>AF-1:2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A">
            <text:p>A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F">
            <text:p>F</text:p>
          </table:table-cell>
          <table:table-cell table:formula="of:=VLOOKUP([.N87];entries_item_list_3;2)" office:value-type="string" office:string-value="スペアミント">
            <text:p>スペアミント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89];&quot;-&quot;;[.F8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8" table:formula="of:=VLOOKUP([.H8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9];entries_item_list_3;2)" office:value-type="string" office:string-value="赤紫蘇">
            <text:p>赤紫蘇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F">
            <text:p>F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ディル">
            <text:p>ディル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90];&quot;-&quot;;[.F90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8" table:formula="of:=VLOOKUP([.H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90];entries_item_list_3;2)" office:value-type="string" office:string-value="スペアミント（一夜漬け）">
            <text:p>スペアミント（一夜漬け）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スペアミント">
            <text:p>スペアミント</text:p>
          </table:table-cell>
          <table:table-cell table:formula="of:=VLOOKUP([.O90];entries_item_list_3;2)" office:value-type="string" office:string-value="ディル">
            <text:p>ディル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999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1];&quot;-&quot;;[.F9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1];entries_item_list_3;2)" office:value-type="string" office:string-value="ペパーミント">
            <text:p>ペパーミント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I">
            <text:p>I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A">
            <text:p>A</text:p>
          </table:table-cell>
          <table:table-cell table:formula="of:=MID([.E92];2;1)" office:value-type="string" office:string-value="D">
            <text:p>D</text:p>
          </table:table-cell>
          <table:table-cell table:formula="of:=RIGHT([.E92];1)" office:value-type="string" office:string-value="D">
            <text:p>D</text:p>
          </table:table-cell>
          <table:table-cell table:formula="of:=VLOOKUP([.N92];entries_item_list_3;2)" office:value-type="string" office:string-value="スペアミント">
            <text:p>スペアミント</text:p>
          </table:table-cell>
          <table:table-cell table:formula="of:=VLOOKUP([.O92];entries_item_list_3;2)" office:value-type="string" office:string-value="赤紫蘇">
            <text:p>赤紫蘇</text:p>
          </table:table-cell>
          <table:table-cell table:formula="of:=VLOOKUP([.P9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A">
            <text:p>A</text:p>
          </table:table-cell>
          <table:table-cell table:formula="of:=MID([.E93];2;1)" office:value-type="string" office:string-value="F">
            <text:p>F</text:p>
          </table:table-cell>
          <table:table-cell table:formula="of:=RIGHT([.E93];1)" office:value-type="string" office:string-value="F">
            <text:p>F</text:p>
          </table:table-cell>
          <table:table-cell table:formula="of:=VLOOKUP([.N93];entries_item_list_3;2)" office:value-type="string" office:string-value="スペアミント">
            <text:p>スペアミント</text:p>
          </table:table-cell>
          <table:table-cell table:formula="of:=VLOOKUP([.O93];entries_item_list_3;2)" office:value-type="string" office:string-value="ディル">
            <text:p>ディル</text:p>
          </table:table-cell>
          <table:table-cell table:formula="of:=VLOOKUP([.P9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H-1:2">
            <text:p>A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スペアミント">
            <text:p>スペアミント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95];&quot;-&quot;;[.F9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6];&quot;-&quot;;[.F9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GH-1:2">
            <text:p>G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G">
            <text:p>G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セージ">
            <text:p>セージ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9];&quot;-&quot;;[.F99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8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100];&quot;-&quot;;[.F100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8" table:formula="of:=VLOOKUP([.H100];entries_item_list_3;2)" office:value-type="string" office:string-value="スペアミント">
            <text:p>スペアミント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A">
            <text:p>A</text:p>
          </table:table-cell>
          <table:table-cell table:formula="of:=MID([.E100];2;1)" office:value-type="string" office:string-value="F">
            <text:p>F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スペアミント">
            <text:p>スペアミント</text:p>
          </table:table-cell>
          <table:table-cell table:formula="of:=VLOOKUP([.O100];entries_item_list_3;2)" office:value-type="string" office:string-value="ディル">
            <text:p>ディル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1];&quot;-&quot;;[.F10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10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1];entries_item_list_3;2)" office:value-type="string" office:string-value="ペパーミント">
            <text:p>ペパーミント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I">
            <text:p>I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AFI-1:1:1">
            <text:p>AFI-1:1:1</text:p>
          </table:table-cell>
          <table:table-cell/>
          <table:table-cell table:style-name="ce18" table:formula="of:=VLOOKUP([.H102];entries_item_list_3;2)" office:value-type="float" office:value="0">
            <text:p>#N/A</text:p>
          </table:table-cell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A">
            <text:p>A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スペアミント">
            <text:p>スペアミント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DFG-1:1:1">
            <text:p>DFG-1:1:1</text:p>
          </table:table-cell>
          <table:table-cell/>
          <table:table-cell table:style-name="ce18" table:formula="of:=VLOOKUP([.H103];entries_item_list_3;2)" office:value-type="float" office:value="0">
            <text:p>#N/A</text:p>
          </table:table-cell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F">
            <text:p>F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ディル">
            <text:p>ディル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G</text:p>
          </table:table-cell>
          <table:table-cell/>
          <table:table-cell table:formula="of:=CONCATENATE([.E104];&quot;-&quot;;[.F104])" office:value-type="string" office:string-value="ADG-">
            <text:p>ADG-</text:p>
          </table:table-cell>
          <table:table-cell/>
          <table:table-cell table:style-name="ce18" table:formula="of:=VLOOKUP([.H104];entries_item_list_3;2)" office:value-type="float" office:value="0">
            <text:p>#N/A</text:p>
          </table:table-cell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A">
            <text:p>A</text:p>
          </table:table-cell>
          <table:table-cell table:formula="of:=MID([.E104];2;1)" office:value-type="string" office:string-value="D">
            <text:p>D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スペアミント">
            <text:p>スペアミント</text:p>
          </table:table-cell>
          <table:table-cell table:formula="of:=VLOOKUP([.O104];entries_item_list_3;2)" office:value-type="string" office:string-value="赤紫蘇">
            <text:p>赤紫蘇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F</text:p>
          </table:table-cell>
          <table:table-cell/>
          <table:table-cell table:formula="of:=CONCATENATE([.E105];&quot;-&quot;;[.F105])" office:value-type="string" office:string-value="ADF-">
            <text:p>ADF-</text:p>
          </table:table-cell>
          <table:table-cell/>
          <table:table-cell table:style-name="ce18" table:formula="of:=VLOOKUP([.H105];entries_item_list_3;2)" office:value-type="float" office:value="0">
            <text:p>#N/A</text:p>
          </table:table-cell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A">
            <text:p>A</text:p>
          </table:table-cell>
          <table:table-cell table:formula="of:=MID([.E105];2;1)" office:value-type="string" office:string-value="D">
            <text:p>D</text:p>
          </table:table-cell>
          <table:table-cell table:formula="of:=RIGHT([.E105];1)" office:value-type="string" office:string-value="F">
            <text:p>F</text:p>
          </table:table-cell>
          <table:table-cell table:formula="of:=VLOOKUP([.N105];entries_item_list_3;2)" office:value-type="string" office:string-value="スペアミント">
            <text:p>スペアミント</text:p>
          </table:table-cell>
          <table:table-cell table:formula="of:=VLOOKUP([.O105];entries_item_list_3;2)" office:value-type="string" office:string-value="赤紫蘇">
            <text:p>赤紫蘇</text:p>
          </table:table-cell>
          <table:table-cell table:formula="of:=VLOOKUP([.P10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6];&quot;-&quot;;[.F106])" office:value-type="string" office:string-value="-">
            <text:p>-</text:p>
          </table:table-cell>
          <table:table-cell/>
          <table:table-cell table:style-name="ce18" table:formula="of:=VLOOKUP([.H106];entries_item_list_3;2)" office:value-type="float" office:value="0">
            <text:p>#N/A</text:p>
          </table:table-cell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>
            <text:p/>
          </table:table-cell>
          <table:table-cell table:formula="of:=MID([.E106];2;1)">
            <text:p/>
          </table:table-cell>
          <table:table-cell table:formula="of:=RIGHT([.E106];1)">
            <text:p/>
          </table:table-cell>
          <table:table-cell table:formula="of:=VLOOKUP([.N106];entries_item_list_3;2)" office:value-type="float" office:value="0">
            <text:p>#N/A</text:p>
          </table:table-cell>
          <table:table-cell table:formula="of:=VLOOKUP([.O106];entries_item_list_3;2)" office:value-type="float" office:value="0">
            <text:p>#N/A</text:p>
          </table:table-cell>
          <table:table-cell table:formula="of:=VLOOKUP([.P10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7];&quot;-&quot;;[.F107])" office:value-type="string" office:string-value="-">
            <text:p>-</text:p>
          </table:table-cell>
          <table:table-cell/>
          <table:table-cell table:style-name="ce18" table:formula="of:=VLOOKUP([.H107];entries_item_list_3;2)" office:value-type="float" office:value="0">
            <text:p>#N/A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>
            <text:p/>
          </table:table-cell>
          <table:table-cell table:formula="of:=MID([.E107];2;1)">
            <text:p/>
          </table:table-cell>
          <table:table-cell table:formula="of:=RIGHT([.E107];1)">
            <text:p/>
          </table:table-cell>
          <table:table-cell table:formula="of:=VLOOKUP([.N107];entries_item_list_3;2)" office:value-type="float" office:value="0">
            <text:p>#N/A</text:p>
          </table:table-cell>
          <table:table-cell table:formula="of:=VLOOKUP([.O107];entries_item_list_3;2)" office:value-type="float" office:value="0">
            <text:p>#N/A</text:p>
          </table:table-cell>
          <table:table-cell table:formula="of:=VLOOKUP([.P10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8];&quot;-&quot;;[.F108])" office:value-type="string" office:string-value="-">
            <text:p>-</text:p>
          </table:table-cell>
          <table:table-cell/>
          <table:table-cell table:style-name="ce18" table:formula="of:=VLOOKUP([.H108];entries_item_list_3;2)" office:value-type="float" office:value="0">
            <text:p>#N/A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>
            <text:p/>
          </table:table-cell>
          <table:table-cell table:formula="of:=MID([.E108];2;1)">
            <text:p/>
          </table:table-cell>
          <table:table-cell table:formula="of:=RIGHT([.E108];1)">
            <text:p/>
          </table:table-cell>
          <table:table-cell table:formula="of:=VLOOKUP([.N108];entries_item_list_3;2)" office:value-type="float" office:value="0">
            <text:p>#N/A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9];&quot;-&quot;;[.F109])" office:value-type="string" office:string-value="-">
            <text:p>-</text:p>
          </table:table-cell>
          <table:table-cell/>
          <table:table-cell table:style-name="ce18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>
            <text:p/>
          </table:table-cell>
          <table:table-cell table:formula="of:=MID([.E109];2;1)">
            <text:p/>
          </table:table-cell>
          <table:table-cell table:formula="of:=RIGHT([.E109];1)">
            <text:p/>
          </table:table-cell>
          <table:table-cell table:formula="of:=VLOOKUP([.N109];entries_item_list_3;2)" office:value-type="float" office:value="0">
            <text:p>#N/A</text:p>
          </table:table-cell>
          <table:table-cell table:formula="of:=VLOOKUP([.O109];entries_item_list_3;2)" office:value-type="float" office:value="0">
            <text:p>#N/A</text:p>
          </table:table-cell>
          <table:table-cell table:formula="of:=VLOOKUP([.P10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0];&quot;-&quot;;[.F110])" office:value-type="string" office:string-value="-">
            <text:p>-</text:p>
          </table:table-cell>
          <table:table-cell/>
          <table:table-cell table:style-name="ce18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>
            <text:p/>
          </table:table-cell>
          <table:table-cell table:formula="of:=MID([.E110];2;1)">
            <text:p/>
          </table:table-cell>
          <table:table-cell table:formula="of:=RIGHT([.E110];1)">
            <text:p/>
          </table:table-cell>
          <table:table-cell table:formula="of:=VLOOKUP([.N110];entries_item_list_3;2)" office:value-type="float" office:value="0">
            <text:p>#N/A</text:p>
          </table:table-cell>
          <table:table-cell table:formula="of:=VLOOKUP([.O110];entries_item_list_3;2)" office:value-type="float" office:value="0">
            <text:p>#N/A</text:p>
          </table:table-cell>
          <table:table-cell table:formula="of:=VLOOKUP([.P11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5T01:07:17.48">
            <text:p>2021/7/5 1:07</text:p>
          </table:table-cell>
          <table:table-cell table:style-name="ce6" table:formula="of:=NOW()" office:value-type="date" office:date-value="2021-07-05T01:07:17.48">
            <text:p>2021/7/5 1:07</text:p>
          </table:table-cell>
          <table:table-cell table:number-columns-repeated="3" table:style-name="ce6" office:value-type="string">
            <text:p>*</text:p>
          </table:table-cell>
          <table:table-cell table:number-columns-repeated="12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5T01:07:17.53">
            <text:p>2021/7/5 1:07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14];[.N114])" office:value-type="string" office:string-value="A2">
            <text:p>A2</text:p>
          </table:table-cell>
          <table:table-cell table:style-name="ce10" table:formula="of:=COUNTIF([.$E$2:.$E$110];[.O11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20];&quot;-&quot;;[.Q117])" office:value-type="string" office:string-value="I-3">
            <text:p>I-3</text:p>
          </table:table-cell>
          <table:table-cell table:style-name="ce10" table:formula="of:=COUNTIF(list_of_concatenated_id;[.R1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14];[.N115])" office:value-type="string" office:string-value="AD">
            <text:p>AD</text:p>
          </table:table-cell>
          <table:table-cell table:style-name="ce10" table:formula="of:=COUNTIF([.$E$2:.$E$110];[.O115])" office:value-type="float" office:value="12">
            <text:p>12</text:p>
          </table:table-cell>
          <table:table-cell table:style-name="ce26" office:value-type="string">
            <text:p>1:2</text:p>
          </table:table-cell>
          <table:table-cell table:style-name="ce10" table:formula="of:=CONCATENATE([.$O$114];&quot;-&quot;;[.Q116])" office:value-type="string" office:string-value="A2-2:1">
            <text:p>A2-2:1</text:p>
          </table:table-cell>
          <table:table-cell table:style-name="ce10" table:formula="of:=COUNTIF(list_of_concatenated_id;[.R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15];[.N116])" office:value-type="string" office:string-value="AE">
            <text:p>AE</text:p>
          </table:table-cell>
          <table:table-cell table:style-name="ce10" table:formula="of:=COUNTIF([.$E$2:.$E$110];[.O116])" office:value-type="float" office:value="0">
            <text:p>0</text:p>
          </table:table-cell>
          <table:table-cell table:style-name="ce26" office:value-type="string">
            <text:p>2:1</text:p>
          </table:table-cell>
          <table:table-cell table:style-name="ce10" table:formula="of:=CONCATENATE([.$O$114];&quot;-&quot;;[.Q117])" office:value-type="string" office:string-value="A2-3">
            <text:p>A2-3</text:p>
          </table:table-cell>
          <table:table-cell table:style-name="ce10" table:formula="of:=COUNTIF(list_of_concatenated_id;[.R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16];[.N117])" office:value-type="string" office:string-value="AF">
            <text:p>AF</text:p>
          </table:table-cell>
          <table:table-cell table:style-name="ce10" table:formula="of:=COUNTIF([.$E$2:.$E$110];[.O117])" office:value-type="float" office:value="5">
            <text:p>5</text:p>
          </table:table-cell>
          <table:table-cell table:style-name="ce26" office:value-type="string">
            <text:p>3</text:p>
          </table:table-cell>
          <table:table-cell table:style-name="ce10" table:formula="of:=CONCATENATE([.$O$115];&quot;-&quot;;[.Q114])" office:value-type="string" office:string-value="AD-1:1">
            <text:p>AD-1:1</text:p>
          </table:table-cell>
          <table:table-cell table:style-name="ce10" table:formula="of:=COUNTIF(list_of_concatenated_id;[.R1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17];[.N118])" office:value-type="string" office:string-value="AG">
            <text:p>AG</text:p>
          </table:table-cell>
          <table:table-cell table:style-name="ce10" table:formula="of:=COUNTIF([.$E$2:.$E$110];[.O118])" office:value-type="float" office:value="8">
            <text:p>8</text:p>
          </table:table-cell>
          <table:table-cell table:style-name="ce26" office:value-type="string">
            <text:p>1:1:1</text:p>
          </table:table-cell>
          <table:table-cell table:style-name="ce10" table:formula="of:=CONCATENATE([.$O$115];&quot;-&quot;;[.Q115])" office:value-type="string" office:string-value="AD-1:2">
            <text:p>AD-1:2</text:p>
          </table:table-cell>
          <table:table-cell table:style-name="ce10" table:formula="of:=COUNTIF(list_of_concatenated_id;[.R11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18];[.N119])" office:value-type="string" office:string-value="AH">
            <text:p>AH</text:p>
          </table:table-cell>
          <table:table-cell table:style-name="ce10" table:formula="of:=COUNTIF([.$E$2:.$E$110];[.O119])" office:value-type="float" office:value="3">
            <text:p>3</text:p>
          </table:table-cell>
          <table:table-cell table:style-name="ce26"/>
          <table:table-cell table:style-name="ce10" table:formula="of:=CONCATENATE([.$O$115];&quot;-&quot;;[.Q116])" office:value-type="string" office:string-value="AD-2:1">
            <text:p>AD-2:1</text:p>
          </table:table-cell>
          <table:table-cell table:style-name="ce10" table:formula="of:=COUNTIF(list_of_concatenated_id;[.R11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19];[.N121])" office:value-type="string" office:string-value="DE">
            <text:p>DE</text:p>
          </table:table-cell>
          <table:table-cell table:style-name="ce10" table:formula="of:=COUNTIF([.$E$2:.$E$110];[.O120])" office:value-type="float" office:value="1">
            <text:p>1</text:p>
          </table:table-cell>
          <table:table-cell table:style-name="ce26"/>
          <table:table-cell table:style-name="ce10" table:formula="of:=CONCATENATE([.$O$117];&quot;-&quot;;[.$Q114])" office:value-type="string" office:string-value="AF-1:1">
            <text:p>AF-1:1</text:p>
          </table:table-cell>
          <table:table-cell table:style-name="ce10" table:formula="of:=COUNTIF(list_of_concatenated_id;[.R12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0];[.N122])" office:value-type="string" office:string-value="DF">
            <text:p>DF</text:p>
          </table:table-cell>
          <table:table-cell table:style-name="ce10" table:formula="of:=COUNTIF([.$E$2:.$E$110];[.O121])" office:value-type="float" office:value="8">
            <text:p>8</text:p>
          </table:table-cell>
          <table:table-cell table:style-name="ce26"/>
          <table:table-cell table:style-name="ce10" table:formula="of:=CONCATENATE([.$O$117];&quot;-&quot;;[.$Q115])" office:value-type="string" office:string-value="AF-1:2">
            <text:p>AF-1:2</text:p>
          </table:table-cell>
          <table:table-cell table:style-name="ce10" table:formula="of:=COUNTIF(list_of_concatenated_id;[.R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1];[.N123])" office:value-type="string" office:string-value="DG">
            <text:p>DG</text:p>
          </table:table-cell>
          <table:table-cell table:style-name="ce10" table:formula="of:=COUNTIF([.$E$2:.$E$110];[.O122])" office:value-type="float" office:value="9">
            <text:p>9</text:p>
          </table:table-cell>
          <table:table-cell table:style-name="ce26"/>
          <table:table-cell table:style-name="ce10" table:formula="of:=CONCATENATE([.$O$117];&quot;-&quot;;[.$Q116])" office:value-type="string" office:string-value="AF-2:1">
            <text:p>AF-2:1</text:p>
          </table:table-cell>
          <table:table-cell table:style-name="ce10" table:formula="of:=COUNTIF(list_of_concatenated_id;[.R12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2];[.N124])" office:value-type="string" office:string-value="DH">
            <text:p>DH</text:p>
          </table:table-cell>
          <table:table-cell table:style-name="ce10" table:formula="of:=COUNTIF([.$E$2:.$E$110];[.O123])" office:value-type="float" office:value="5">
            <text:p>5</text:p>
          </table:table-cell>
          <table:table-cell table:style-name="ce26"/>
          <table:table-cell table:style-name="ce10" table:formula="of:=CONCATENATE([.$O$118];&quot;-&quot;;[.$Q114])" office:value-type="string" office:string-value="AG-1:1">
            <text:p>AG-1:1</text:p>
          </table:table-cell>
          <table:table-cell table:style-name="ce10" table:formula="of:=COUNTIF(list_of_concatenated_id;[.R12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office:value-type="string">
            <text:p>DI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/>
          <table:table-cell table:style-name="ce10" table:formula="of:=CONCATENATE([.$O$118];&quot;-&quot;;[.$Q115])" office:value-type="string" office:string-value="AG-1:2">
            <text:p>AG-1:2</text:p>
          </table:table-cell>
          <table:table-cell table:style-name="ce10" table:formula="of:=COUNTIF(list_of_concatenated_id;[.R12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23];[.N125])" office:value-type="string" office:string-value="DX">
            <text:p>DX</text:p>
          </table:table-cell>
          <table:table-cell table:style-name="ce10" table:formula="of:=COUNTIF([.$E$2:.$E$110];[.O125])" office:value-type="float" office:value="2">
            <text:p>2</text:p>
          </table:table-cell>
          <table:table-cell table:style-name="ce26"/>
          <table:table-cell table:style-name="ce10" table:formula="of:=CONCATENATE([.$O$118];&quot;-&quot;;[.$Q116])" office:value-type="string" office:string-value="AG-2:1">
            <text:p>AG-2:1</text:p>
          </table:table-cell>
          <table:table-cell table:style-name="ce10" table:formula="of:=COUNTIF(list_of_concatenated_id;[.R12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24];[.N126])" office:value-type="string" office:string-value="FG">
            <text:p>FG</text:p>
          </table:table-cell>
          <table:table-cell table:style-name="ce10" table:formula="of:=COUNTIF([.$E$2:.$E$110];[.O126])" office:value-type="float" office:value="6">
            <text:p>6</text:p>
          </table:table-cell>
          <table:table-cell table:style-name="ce26"/>
          <table:table-cell table:style-name="ce10" table:formula="of:=CONCATENATE([.$O$119];&quot;-&quot;;[.$Q115])" office:value-type="string" office:string-value="AH-1:2">
            <text:p>AH-1:2</text:p>
          </table:table-cell>
          <table:table-cell table:style-name="ce10" table:formula="of:=COUNTIF(list_of_concatenated_id;[.R126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27])" office:value-type="float" office:value="9">
            <text:p>9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5];[.N127])" office:value-type="string" office:string-value="FH">
            <text:p>FH</text:p>
          </table:table-cell>
          <table:table-cell table:style-name="ce10" table:formula="of:=COUNTIF([.$E$2:.$E$110];[.O127])" office:value-type="float" office:value="3">
            <text:p>3</text:p>
          </table:table-cell>
          <table:table-cell table:style-name="Default"/>
          <table:table-cell table:style-name="ce10" table:formula="of:=CONCATENATE([.$O$119];&quot;-&quot;;[.$Q116])" office:value-type="string" office:string-value="AH-2:1">
            <text:p>AH-2:1</text:p>
          </table:table-cell>
          <table:table-cell table:style-name="ce10" table:formula="of:=COUNTIF(list_of_concatenated_id;[.R12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28])" office:value-type="float" office:value="3">
            <text:p>3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6];[.N128])" office:value-type="string" office:string-value="GH">
            <text:p>GH</text:p>
          </table:table-cell>
          <table:table-cell table:style-name="ce10" table:formula="of:=COUNTIF([.$E$2:.$E$110];[.O128])" office:value-type="float" office:value="4">
            <text:p>4</text:p>
          </table:table-cell>
          <table:table-cell table:style-name="Default"/>
          <table:table-cell table:style-name="ce10" table:formula="of:=CONCATENATE([.$N$115];&quot;-&quot;;[.$Q117])" office:value-type="string" office:string-value="D-3">
            <text:p>D-3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29])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G2</text:p>
          </table:table-cell>
          <table:table-cell table:style-name="ce10" table:formula="of:=COUNTIF([.$E$2:.$E$110];[.O129])" office:value-type="float" office:value="1">
            <text:p>1</text:p>
          </table:table-cell>
          <table:table-cell table:style-name="Default"/>
          <table:table-cell table:style-name="ce10" table:formula="of:=CONCATENATE([.$O$121];&quot;-&quot;;[.$Q114])" office:value-type="string" office:string-value="DF-1:1">
            <text:p>DF-1:1</text:p>
          </table:table-cell>
          <table:table-cell table:style-name="ce10" table:formula="of:=COUNTIF(list_of_concatenated_id;[.R12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5])" office:value-type="string" office:string-value="DF-1:2">
            <text:p>DF-1:2</text:p>
          </table:table-cell>
          <table:table-cell table:style-name="ce10" table:formula="of:=COUNTIF(list_of_concatenated_id;[.R13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6])" office:value-type="string" office:string-value="DF-2:1">
            <text:p>DF-2:1</text:p>
          </table:table-cell>
          <table:table-cell table:style-name="ce10" table:formula="of:=COUNTIF(list_of_concatenated_id;[.R13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2];[.N132];[.O132])" office:value-type="string" office:string-value="DFG">
            <text:p>DFG</text:p>
          </table:table-cell>
          <table:table-cell table:style-name="Default"/>
          <table:table-cell table:style-name="ce10" table:formula="of:=CONCATENATE([.$O$122];&quot;-&quot;;[.$Q114])" office:value-type="string" office:string-value="DG-1:1">
            <text:p>DG-1:1</text:p>
          </table:table-cell>
          <table:table-cell table:style-name="ce10" table:formula="of:=COUNTIF(list_of_concatenated_id;[.R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M133];[.N133];[.O133])" office:value-type="string" office:string-value="DFH">
            <text:p>DFH</text:p>
          </table:table-cell>
          <table:table-cell table:style-name="Default"/>
          <table:table-cell table:style-name="ce10" table:formula="of:=CONCATENATE([.$O$122];&quot;-&quot;;[.$Q115])" office:value-type="string" office:string-value="DG-1:2">
            <text:p>DG-1:2</text:p>
          </table:table-cell>
          <table:table-cell table:style-name="ce10" table:formula="of:=COUNTIF(list_of_concatenated_id;[.R13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4];[.N134];[.O134])" office:value-type="string" office:string-value="AFG">
            <text:p>AFG</text:p>
          </table:table-cell>
          <table:table-cell table:style-name="Default"/>
          <table:table-cell table:style-name="ce10" table:formula="of:=CONCATENATE([.$O$122];&quot;-&quot;;[.$Q116])" office:value-type="string" office:string-value="DG-2:1">
            <text:p>DG-2:1</text:p>
          </table:table-cell>
          <table:table-cell table:style-name="ce10" table:formula="of:=COUNTIF(list_of_concatenated_id;[.R13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M135];[.N135];[.O135])" office:value-type="string" office:string-value="AFI">
            <text:p>AFI</text:p>
          </table:table-cell>
          <table:table-cell table:style-name="Default"/>
          <table:table-cell table:style-name="ce10" table:formula="of:=CONCATENATE([.$O$123];&quot;-&quot;;[.$Q114])" office:value-type="string" office:string-value="DH-1:1">
            <text:p>DH-1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M136];[.N136];[.O136])" office:value-type="string" office:string-value="FGI">
            <text:p>FGI</text:p>
          </table:table-cell>
          <table:table-cell table:style-name="Default"/>
          <table:table-cell table:style-name="ce10" table:formula="of:=CONCATENATE([.$O$123];&quot;-&quot;;[.$Q115])" office:value-type="string" office:string-value="DH-1:2">
            <text:p>DH-1:2</text:p>
          </table:table-cell>
          <table:table-cell table:style-name="ce10" table:formula="of:=COUNTIF(list_of_concatenated_id;[.R13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6])" office:value-type="string" office:string-value="DH-2:1">
            <text:p>DH-2:1</text:p>
          </table:table-cell>
          <table:table-cell table:style-name="ce10" table:formula="of:=COUNTIF(list_of_concatenated_id;[.R137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7])" office:value-type="string" office:string-value="DH-3">
            <text:p>DH-3</text:p>
          </table:table-cell>
          <table:table-cell table:style-name="ce10" table:formula="of:=COUNTIF(list_of_concatenated_id;[.R13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8])" office:value-type="string" office:string-value="DH-1:1:1">
            <text:p>DH-1:1:1</text:p>
          </table:table-cell>
          <table:table-cell table:style-name="ce10" table:formula="of:=COUNTIF(list_of_concatenated_id;[.R13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5])" office:value-type="string" office:string-value="DI-1:2">
            <text:p>DI-1:2</text:p>
          </table:table-cell>
          <table:table-cell table:style-name="ce10" table:formula="of:=COUNTIF(list_of_concatenated_id;[.R14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6])" office:value-type="string" office:string-value="DI-2:1">
            <text:p>DI-2:1</text:p>
          </table:table-cell>
          <table:table-cell table:style-name="ce10" table:formula="of:=COUNTIF(list_of_concatenated_id;[.R14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4])" office:value-type="string" office:string-value="DX-1:1">
            <text:p>DX-1:1</text:p>
          </table:table-cell>
          <table:table-cell table:style-name="ce10" table:formula="of:=COUNTIF(list_of_concatenated_id;[.R14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5])" office:value-type="string" office:string-value="DX-1:2">
            <text:p>DX-1:2</text:p>
          </table:table-cell>
          <table:table-cell table:style-name="ce10" table:formula="of:=COUNTIF(list_of_concatenated_id;[.R14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6])" office:value-type="string" office:string-value="DX-2:1">
            <text:p>DX-2:1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4])" office:value-type="string" office:string-value="FG-1:1">
            <text:p>FG-1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5])" office:value-type="string" office:string-value="FG-1:2">
            <text:p>FG-1:2</text:p>
          </table:table-cell>
          <table:table-cell table:style-name="ce10" table:formula="of:=COUNTIF(list_of_concatenated_id;[.R146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6])" office:value-type="string" office:string-value="FG-2:1">
            <text:p>FG-2:1</text:p>
          </table:table-cell>
          <table:table-cell table:style-name="ce10" table:formula="of:=COUNTIF(list_of_concatenated_id;[.R14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4])" office:value-type="string" office:string-value="FH-1:1">
            <text:p>FH-1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5])" office:value-type="string" office:string-value="FH-1:2">
            <text:p>FH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6])" office:value-type="string" office:string-value="FH-2:1">
            <text:p>FH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5])" office:value-type="string" office:string-value="GH-1:2">
            <text:p>GH-1:2</text:p>
          </table:table-cell>
          <table:table-cell table:style-name="ce10" table:formula="of:=COUNTIF(list_of_concatenated_id;[.R151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6])" office:value-type="string" office:string-value="GH-2:1">
            <text:p>GH-2:1</text:p>
          </table:table-cell>
          <table:table-cell table:style-name="ce10" table:formula="of:=COUNTIF(list_of_concatenated_id;[.R15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9];&quot;-&quot;;[.$Q117])" office:value-type="string" office:string-value="G2-3">
            <text:p>G2-3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2];&quot;-&quot;;[.$Q118])" office:value-type="string" office:string-value="DFG-1:1:1">
            <text:p>DFG-1:1:1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4];&quot;-&quot;;[.$Q118])" office:value-type="string" office:string-value="AFG-1:1:1">
            <text:p>AFG-1:1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5];&quot;-&quot;;[.$Q118])" office:value-type="string" office:string-value="AFI-1:1:1">
            <text:p>AFI-1:1:1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6];&quot;-&quot;;[.$Q118])" office:value-type="string" office:string-value="FGI-1:1:1">
            <text:p>FGI-1:1:1</text:p>
          </table:table-cell>
          <table:table-cell table:style-name="ce10" table:formula="of:=COUNTIF(list_of_concatenated_id;[.R157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5T01:07:19.77">
            <text:p>2021/7/5 1:07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5T01:07:19.77">
            <text:p>2021/7/5 1:07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5T01:07:19.79">
            <text:p>2021/7/5 1:07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5T01:07:19.79">
            <text:p>2021/7/5 1:07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5T01:07:19.79">
            <text:p>2021/7/5 1:0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14:.$G$125"/>
        <table:named-range table:name="list_of_id_numbers" table:base-cell-address="$list_3.$A$1" table:cell-range-address="$list_3.$A$2:.$A$110"/>
        <table:named-range table:name="list_of_concatenated_id" table:base-cell-address="$list_3.$D$96" table:cell-range-address="$list_3.$G$2:.$G$110"/>
      </table:named-expressions>
      <table:database-ranges>
        <table:database-range table:target-range-address="list_3.A2:list_3.AMJ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2021/07/05</text:date>, <text:time>01:07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5T01:07:19.46</dc:date>
    <dc:creator>iwabuchi ken</dc:creator>
    <meta:editing-duration>P1DT5H46M5S</meta:editing-duration>
    <meta:editing-cycles>342</meta:editing-cycles>
    <meta:generator>OpenOffice/4.1.3$Win32 OpenOffice.org_project/413m1$Build-9783</meta:generator>
    <meta:document-statistic meta:table-count="6" meta:cell-count="2833" meta:object-count="0"/>
  </office:meta>
</office:document-meta>
</file>